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7.75cm" fo:min-width="5.5cm" fo:padding-top="0.175cm" fo:padding-bottom="0.175cm" fo:padding-left="0.3cm" fo:padding-right="0.3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8.15cm" fo:min-width="10.9cm" fo:padding-top="0.175cm" fo:padding-bottom="0.175cm" fo:padding-left="0.3cm" fo:padding-right="0.3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線の終点_20_1" draw:marker-end-width="0.45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objectwithoutfill">
      <style:graphic-properties svg:stroke-width="0.1cm" draw:marker-start-width="0.35cm" draw:marker-end="線の終点_20_2" draw:marker-end-width="0.45cm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4.95cm" fo:min-width="5.9cm" fo:padding-top="0.175cm" fo:padding-bottom="0.175cm" fo:padding-left="0.3cm" fo:padding-right="0.3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634cm" loext:decorative="false"/>
      <style:paragraph-properties style:writing-mode="lr-tb"/>
    </style:style>
    <style:style style:name="gr9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25cm" fo:min-width="4.5cm" fo:padding-top="0.175cm" fo:padding-bottom="0.175cm" fo:padding-left="0.3cm" fo:padding-right="0.3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1cm" draw:marker-start-width="0.35cm" draw:marker-end="線の終点_20_3" draw:marker-end-width="0.45cm" draw:fill="none" draw:textarea-vertical-align="middle" fo:padding-top="0.175cm" fo:padding-bottom="0.175cm" fo:padding-left="0.3cm" fo:padding-right="0.3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52cm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pr1" style:family="presentation" style:parent-style-name="標準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6cm" svg:height="8cm" svg:x="1cm" svg:y="1cm">
          <text:p text:style-name="P1">PPOAg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5cm" svg:height="8.5cm" svg:x="12.5cm" svg:y="1cm">
          <text:p text:style-name="P1">TradingEnv <text:s text:c="34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cm" svg:y1="4cm" svg:x2="12.5cm" svg:y2="4cm">
          <text:p/>
        </draw:line>
        <draw:frame draw:style-name="gr4" draw:text-style-name="P4" draw:layer="layout" svg:width="3cm" svg:height="1cm" svg:x="8.3cm" svg:y="2.5cm">
          <draw:text-box>
            <text:p>Action</text:p>
          </draw:text-box>
        </draw:frame>
        <draw:line draw:style-name="gr5" draw:text-style-name="P3" draw:layer="layout" svg:x1="12.5cm" svg:y1="5.5cm" svg:x2="7cm" svg:y2="5.5cm">
          <text:p/>
        </draw:line>
        <draw:frame draw:style-name="gr6" draw:text-style-name="P4" draw:layer="layout" svg:width="4.4cm" svg:height="1.673cm" svg:x="7.6cm" svg:y="5.9cm">
          <draw:text-box>
            <text:p>Observation,</text:p>
            <text:p>Reward</text:p>
          </draw:text-box>
        </draw:frame>
        <draw:custom-shape draw:style-name="gr7" draw:text-style-name="P2" draw:layer="layout" svg:width="6.5cm" svg:height="5.3cm" svg:x="16.5cm" svg:y="3.7cm">
          <text:p text:style-name="P1">Tamer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0cm" svg:y1="2.7cm" svg:x2="20cm" svg:y2="3.7cm">
          <text:p/>
        </draw:line>
        <draw:frame draw:style-name="gr8" draw:text-style-name="P5" draw:layer="layout" svg:width="2cm" svg:height="1.884cm" svg:x="19cm" svg:y="1.116cm">
          <draw:text-box>
            <text:p><text:span text:style-name="T1">Time,</text:span></text:p>
            <text:p><text:span text:style-name="T1">Price, Volume</text:span></text:p>
          </draw:text-box>
        </draw:frame>
        <draw:custom-shape draw:style-name="gr9" draw:text-style-name="P7" draw:layer="layout" svg:width="5cm" svg:height="1.5cm" svg:x="17.6cm" svg:y="4.9cm">
          <text:p text:style-name="P6"><text:span text:style-name="T1">Transact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5cm" svg:height="1.5cm" svg:x="17.6cm" svg:y="7.1cm">
          <text:p text:style-name="P6"><text:span text:style-name="T1">Observat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20cm" svg:y1="6.4cm" svg:x2="20cm" svg:y2="7.1cm">
          <text:p/>
        </draw:line>
        <draw:line draw:style-name="gr5" draw:text-style-name="P3" draw:layer="layout" svg:x1="17.5cm" svg:y1="5.7cm" svg:x2="15.201cm" svg:y2="5.7cm">
          <text:p/>
        </draw:line>
        <draw:line draw:style-name="gr5" draw:text-style-name="P3" draw:layer="layout" svg:x1="17.5cm" svg:y1="7.6cm" svg:x2="15.202cm" svg:y2="7.6cm">
          <text:p/>
        </draw:line>
        <draw:frame draw:style-name="gr11" draw:text-style-name="P5" draw:layer="layout" svg:width="2.1cm" svg:height="0.725cm" svg:x="13.2cm" svg:y="5.328cm">
          <draw:text-box>
            <text:p><text:span text:style-name="T1">Reward</text:span></text:p>
          </draw:text-box>
        </draw:frame>
        <draw:frame draw:style-name="gr12" draw:text-style-name="P5" draw:layer="layout" svg:width="2.8cm" svg:height="0.802cm" svg:x="12.6cm" svg:y="7.2cm">
          <draw:text-box>
            <text:p><text:span text:style-name="T1">Observ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07:45:40.017278898</meta:creation-date>
    <dc:date>2025-10-07T09:14:09.386852741</dc:date>
    <meta:editing-duration>PT14M11S</meta:editing-duration>
    <meta:editing-cycles>3</meta:editing-cycles>
    <meta:generator>LibreOffice/25.2.6.2$Linux_X86_64 LibreOffice_project/520$Build-2</meta:generator>
    <meta:document-statistic meta:object-count="39"/>
  </office:meta>
</office:document-meta>
</file>